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position generating again &amp; again...wastes time...eg – generating down pos after check if downPos valid (which internally generates downPos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We can have a global graph containing the graph of the current state, avoids passing graph as an parame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needed, make turn an int &amp; player 1,2 as an array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1:19:16.976053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3T01:33:58.459851126</dc:date>
    <meta:editing-duration>PT16M45S</meta:editing-duration>
    <meta:editing-cycles>5</meta:editing-cycles>
    <meta:generator>LibreOffice/4.3.3.2$Linux_X86_64 LibreOffice_project/430m0$Build-2</meta:generator>
    <meta:document-statistic meta:table-count="1" meta:cell-count="7" meta:object-count="0"/>
  </office:meta>
</office:document-meta>
</file>